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Assertion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HTMLAssertionGui.keyTyp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MLAssertionGui.HTMLAssertion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ssertionGui.keyReleased( Key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MLAssertionGui.keyPress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MLAssertion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AssertionGui.validateInteger( JTextField fie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MLAssertion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ssertionGui.focusLost( FocusEvent inEv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HTMLAssertion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MLAssertionGui.focusGained( Focu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MLAssertionGui.actionPerformed(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MLAssertionGui.configure( TestElement in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HTMLAssertionGui.modifyTestElement( TestElement in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